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444cm" fo:min-width="5.394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cm" fo:min-width="1.95cm"/>
    </style:style>
    <style:style style:name="gr3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5.2cm" svg:x="1.2cm" svg:y="4.6cm">
          <text:p text:style-name="P1">Fonte</text:p>
          <text:p text:style-name="P1">(Emiss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5.2cm" svg:x="19.6cm" svg:y="4.6cm">
          <text:p text:style-name="P1">Receptor</text:p>
          <text:p text:style-name="P1">(Recepção do Si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4cm" svg:height="5.2cm" svg:x="10.4cm" svg:y="4.6cm">
          <text:p text:style-name="P1">Meio de Transmissão</text:p>
          <text:p text:style-name="P1">(Acoplamento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8cm" svg:height="0.4cm" svg:x="7.6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8cm" svg:height="0.4cm" svg:x="16.8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30:18.402431626</meta:creation-date>
    <dc:date>2019-04-22T15:34:43.068889280</dc:date>
    <meta:editing-duration>PT4M25S</meta:editing-duration>
    <meta:editing-cycles>1</meta:editing-cycles>
    <meta:document-statistic meta:object-count="28"/>
    <meta:generator>LibreOffice/6.0.7.3$Linux_X86_64 LibreOffice_project/00m0$Build-3</meta:generator>
  </office:meta>
</office:document-meta>
</file>